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iknutí pravým tlačítkem</text:p>
            </table:table-cell>
            <table:table-cell table:style-name="Table5.A2" office:value-type="string">
              <text:p text:style-name="P32">Control + kliknut a/nebo klik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ýběr</text:a><text:a xlink:type="simple" xlink:href="#__RefHeading___Toc5687_1055930359" text:style-name="Index_20_Link" text:visited-style-name="Index_20_Link">y na záložkách komponent</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 </text:span><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P</text:span> <text:span text:style-name="T130">(</text:span><text:span text:style-name="Keystroke"><text:span text:style-name="T130">⌘+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komponentách LibreOffice, ačkoli některé možnosti dostupné v aplikaci Writer nejsou </text:span><text:span text:style-name="T40"/><text:span text:style-name="T55"/><text:span text:style-name="T96">dostupné v jiných komponentách. Druhá karta je závislá na komponentě.</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 <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 <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komponent</text:span><text:span text:style-name="T78"/><text:span text:style-name="T73"/><text:bookmark-end text:name="__RefHeading___Toc5687_1055930359"/></text:h>
      <text:p text:style-name="P20">Volby na záložce <text:span text:style-name="Emphasis">LibreOffice [komponenta]</text:span> se liší dle komponenty.</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varianta dialogového okna ve Writeru může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Používání hromadné korespondence, v knize <text:span text:style-name="Emphasis">Writer Guide</text:span>.</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pro macOS</text:span><text:span text:style-name="Keystroke"><text:span text:style-name="T130">)</text:span></text:span>.<text:line-break/><text:line-break/>Writer nyní namísto panelu nástrojů Formát zobrazuje panel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Panel nástrojů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zobrazení jako kniha</text:span>.</text:p>
        </text:list-item>
        <text:list-item>
          <text:p text:style-name="P122">Pokud chceme z tohoto náhledu dokument vytisknout, klepneme na ikonu <text:span text:style-name="Strong_20_Emphasis">Tisk</text:span>, čímž otevřeme dialogové okno Tisk. Zvolíme požadované možnosti tisku a potom klik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 pro macOS)</text:span></text:span>.<text:line-break/><text:line-break/>Calc nyní namísto panelu nástrojů Formát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f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ik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e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 <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komponenty LibreOffice se mírně od tohoto obrázku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an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e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Sníž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 vodoznaku.</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k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úvodního zobrazení" text:key1="PDF"/><text:span text:style-name="Emphasis">Úvodn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e po dvou</text:span> <text:span text:style-name="T127"/> je k dispozici další volba: <text:span text:style-name="Strong_20_Emphasis">První stránka je levá</text:span> (obvykle je při nastavení  <text:span text:style-name="Strong_20_Emphasis">Souvisle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ik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Pokud do pole Zadat heslo pro otevírá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Zadat heslo pro nastavení oprávnění, soubor může otevřít kdokoliv, ale jeho oprávnění mohou být omezeny. Viz obrázek <text:sequence-ref text:reference-format="value" text:ref-name="refFigure18">19</text:sequence-ref>. Poté, jak nastavíme heslo pro nastavení oprávnění, na kartě Bezpečnost se zpřístupní další možnosti nastavení.</text:p>
        </text:list-item>
        <text:list-item>
          <text:p text:style-name="P107">Při současném zadání hesla otevírání a hesla na nastavení oprávnění, PDF soubor lze otevřít pouze po zadání správného hesla, přičemž oprávnění mohou být omezeny.</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te vyzváni k jeho zadání. Pokud používáte čipovou kartu chráněnou kódem PIN, budet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1<text:span text:style-name="T75">4</text:span>, Mail Merg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 Elektronické podpisy - Elektronické podpisy</text:span>.</text:p>
        </text:list-item>
      </text:list>
      <text:list xml:id="list113920651910694" text:continue-list="list3629433487" text:style-name="List_20_2">
        <text:list-item>
          <text:p text:style-name="List_20_2">Pokud jsme nastavili LibreOffice, aby v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V dialogovém okně Vybrat certifikát zvolíme certifikát a klik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ik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 <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 <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